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deb3d" draw:fill="solid" draw:fill-color="#afd8c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218c54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7.9cm" svg:height="7.9cm" svg:x="4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" draw:text-style-name="P1" draw:layer="layout" svg:width="2.999cm" svg:height="1.099cm" svg:x="6.9cm" svg:y="10.3cm" svg:viewBox="0 0 3000 1100" draw:points="0,1100 900,0 3000,100 3000,1100">
            <text:p/>
          </draw:polygon>
          <draw:polygon draw:style-name="gr2" draw:text-style-name="P1" draw:layer="layout" svg:width="3.299cm" svg:height="0.999cm" svg:x="7.5cm" svg:y="12.8cm" svg:viewBox="0 0 3300 1000" draw:points="0,1000 700,100 2500,0 3300,1000">
            <text:p/>
          </draw:polygon>
          <draw:custom-shape draw:style-name="gr2" draw:text-style-name="P1" draw:layer="layout" svg:width="4cm" svg:height="1cm" draw:transform="rotate (0.750491578357562) translate (6.996cm 13.098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7:51:17.520351428</meta:creation-date>
    <dc:date>2015-03-25T18:30:41.482085512</dc:date>
    <meta:editing-duration>PT24M12S</meta:editing-duration>
    <meta:editing-cycles>1</meta:editing-cycles>
    <meta:document-statistic meta:object-count="5"/>
    <meta:generator>LibreOffice/4.2.7.2$Linux_x86 LibreOffice_project/420m0$Build-2</meta:generator>
  </office:meta>
</office:document-meta>
</file>